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05e" officeooo:paragraph-rsid="0014e05e"/>
    </style:style>
    <style:style style:name="T1" style:family="text">
      <style:text-properties officeooo:rsid="00164f0a"/>
    </style:style>
    <style:style style:name="T2" style:family="text">
      <style:text-properties officeooo:rsid="001663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lared: </text:p>
      <text:p text:style-name="P1">可以定義四種型態，分別是 integer, boolean, string，float.</text:p>
      <text:p text:style-name="P1">定義的類別有分 const, variable, array, function <text:s/></text:p>
      <text:p text:style-name="P1">當variable沒有宣告初始值的話，程式預設初始值為0</text:p>
      <text:p text:style-name="P1"/>
      <text:p text:style-name="P1">Scope</text:p>
      <text:p text:style-name="P1">每進入一個大括號就會<text:span text:style-name="T1">push一個table，讓裡面的值和外面的值分開，當scope外有一個相同的變數時，就會優先選擇scope裡面的，當scope結束時會把這個table pop掉</text:span></text:p>
      <text:p text:style-name="P1"/>
      <text:p text:style-name="P1"/>
      <text:p text:style-name="P1"/>
      <text:p text:style-name="P1">Expression</text:p>
      <text:p text:style-name="P1">可做加減乘除法的運算，當變數在等號右邊時，會到<text:span text:style-name="T2">symbol table 中抓值，當變數在左邊時，會做assign的動作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01:43:53.332975292</meta:creation-date>
    <dc:date>2018-05-21T06:28:03.943848946</dc:date>
    <meta:editing-duration>PT1M</meta:editing-duration>
    <meta:editing-cycles>1</meta:editing-cycles>
    <meta:document-statistic meta:table-count="0" meta:image-count="0" meta:object-count="0" meta:page-count="1" meta:paragraph-count="8" meta:word-count="160" meta:character-count="289" meta:non-whitespace-character-count="276"/>
    <meta:generator>LibreOffice/6.0.3.2$Linux_X86_64 LibreOffice_project/00m0$Build-2</meta:generator>
  </office:meta>
</office:document-meta>
</file>